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3c8a" officeooo:paragraph-rsid="00133c8a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3c8a" officeooo:paragraph-rsid="00133c8a" style:font-size-asian="16pt" style:font-size-complex="16pt"/>
    </style:style>
    <style:style style:name="T1" style:family="text">
      <style:text-properties officeooo:rsid="00133c8a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ve, Love, L-O-V-E</text:p>
      <text:p text:style-name="P1"/>
      <text:p text:style-name="P5">Love, love, L O V E,</text:p>
      <text:p text:style-name="P5">Love, love, boundless and free;</text:p>
      <text:p text:style-name="P5">Jesus left heaven to die on the tree</text:p>
      <text:p text:style-name="P5">This was love, love, love!</text:p>
      <text:p text:style-name="P5"/>
      <text:p text:style-name="P5">Done, done, D O N E,</text:p>
      <text:p text:style-name="P5">Done, done, done perfectly!</text:p>
      <text:p text:style-name="P5">“Finished!” Christ cried,</text:p>
      <text:p text:style-name="P5">When on Calv’ry He died,</text:p>
      <text:p text:style-name="P5">So it’s done, done, done!</text:p>
      <text:p text:style-name="P5"/>
      <text:p text:style-name="P5">Come, come, C O M E,</text:p>
      <text:p text:style-name="P5">Come, come, “come unto Me”;</text:p>
      <text:p text:style-name="P5">Jesus receives whosoever believes,</text:p>
      <text:p text:style-name="P5">When they come, come, come!</text:p>
      <text:p text:style-name="P5"/>
      <text:p text:style-name="P5">Mine, mine, M I N E,</text:p>
      <text:p text:style-name="P5">Mine, mine, eternally;</text:p>
      <text:p text:style-name="P5">Worderful love, Jesus came from above</text:p>
      <text:p text:style-name="P5">To be mine, mine, mine!</text:p>
      <text:p text:style-name="P2"><text:span text:style-name="T2"/></text:p>
      <text:p text:style-name="P2"/>
      <text:p text:style-name="P2">Composer: <text:span text:style-name="T1">William B. Mackie (1899-)</text:span></text:p>
      <text:p text:style-name="P2">Lyricist: <text:span text:style-name="T1">William B. Mackie (1899-)</text:span> </text:p>
      <text:p text:style-name="P2"/>
      <text:p text:style-name="P2"/>
      <text:p text:style-name="P5">Hymns of Truth and Praise: 6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1:13:45.867743259</meta:creation-date>
    <meta:editing-duration>PT5M54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11:19:39.523820824</dc:date>
    <dc:creator>Hank Warren</dc:creator>
    <meta:document-statistic meta:table-count="0" meta:image-count="0" meta:object-count="0" meta:page-count="1" meta:paragraph-count="21" meta:word-count="106" meta:character-count="564" meta:non-whitespace-character-count="478"/>
    <meta:template xlink:type="simple" xlink:actuate="onRequest" xlink:title="TubaHymn" xlink:href="../../../../../Library/Application%20Support/LibreOffice/4/user/template/TubaHymn1.ott" meta:date="2020-07-26T11:13:45.176396066"/>
  </office:meta>
</office:document-meta>
</file>